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text-properties fo:color="#000000" style:font-name="Arial" fo:font-weight="bold" style:font-name-asian="Times New Roman1" style:language-asian="pt" style:country-asian="BR" style:font-weight-asian="bold" style:font-name-complex="Arial1" style:font-weight-complex="bold"/>
    </style:style>
    <style:style style:name="P2" style:family="paragraph" style:parent-style-name="Standard" style:master-page-name="Standard">
      <style:paragraph-properties fo:margin-top="0cm" fo:margin-bottom="0cm" loext:contextual-spacing="false" fo:line-height="100%" fo:text-align="center" style:justify-single-word="false" style:page-number="auto"/>
    </style:style>
    <style:style style:name="P3"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style>
    <style:style style:name="T1" style:family="text">
      <style:text-properties fo:color="#000000" style:font-name="Arial" fo:font-weight="bold" style:font-name-asian="Times New Roman1" style:language-asian="pt" style:country-asian="BR" style:font-weight-asian="bold" style:font-name-complex="Arial1" style:font-weight-complex="bold"/>
    </style:style>
    <style:style style:name="T2" style:family="text">
      <style:text-properties fo:color="#000000" style:font-name="Arial" style:font-name-asian="Times New Roman1" style:language-asian="pt" style:country-asian="BR" style:font-name-complex="Arial1"/>
    </style:style>
    <style:style style:name="T3" style:family="text">
      <style:text-properties style:font-name="Times New Roman" fo:font-size="12pt" style:font-name-asian="Times New Roman1" style:font-size-asian="12pt" style:language-asian="pt" style:country-asian="BR"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inimundo</text:span></text:p>
      <text:p text:style-name="P1"/>
      <text:p text:style-name="P3"><text:span text:style-name="T2">A EletronicShow é uma empresa de pequeno porte que vende produtos eletrônicos, tais como, mouse, teclado, notebooks entre outros, além de prestar serviços, como manutenção de computadores, impressoras, celulares, instalação e planejamento de estrutura de redes. Atualmente, todo o processo de compra, venda e prestação de serviços são efetuados através de pedidos, seja presencial ou mesmo via telefone. Todas as atividades realizadas pela empresa são registradas em notas promissórias e recibos comerciais, o que tem gerado ao passar do tempo um dos principais problemas da empresa, que é a perda destas notas e recibos, afetando assim, sua organização e o seu controle financeiro. Outro problema está ligado as ordens de serviço, que muitas vezes acabam gerando constrangimento por não ter controle das que já foram atendidas assim como dos funcionários que as atenderam.</text:span><text:bookmark text:name="_GoBack"/></text:p>
      <text:p text:style-name="P3"><text:span text:style-name="T2">A JCSistemas uma empresa de desenvolvimento de softwares, tendo em vista o problema apresentado, propõem como solução um sistema capaz de atender as principais necessidades do estabelecimento.</text:span></text:p>
      <text:p text:style-name="P3"><text:span text:style-name="T2">Além disso, fornecer à empresa um sistema útil, que traga melhor organização e facilidade nas vendas e no seu controle do estoque, além da possibilidade de emissão de relatórios de vendas, gastos e atendimentos. O sistema também contará com um controle de ordens de serviço, o que possibilitará que os chamados sejam acompanhados detalhadamente. Inicialmente o sistema será desenvolvido através da linguagem de programação Java, o gerenciador de banco de dados MySQL entre outras ferramentas de desenvolvimento, tecnologias estas capazes de possibilitar uma aplicação funcional.</text:span></text:p>
      <text:p text:style-name="P3"><text:span text:style-name="T2">Dado exposto, o sistema contará com 18 entidade incluindo o endereço dos clientes e fornecedores, ele ir proporcionar que um cliente (físico ou jurídico) compre um produto, faça uma requisição ou abra um chamado para determinado serviço, o atendimento será por um ou mais funcionários. Os produtos serão armazenados em um estoque e adquiridos através da compra com fornecedores (físico ou jurídico). Todos os gastos e faturamentos da empresa serão controlados por um caix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0pt" style:language-asian="zh" style:country-asian="CN" style:font-name-complex="F"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0pt" style:language-asian="zh" style:country-asian="CN" style:font-name-complex="F"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6:56:54.075727200</meta:creation-date>
    <meta:initial-creator>Caio Xavier</meta:initial-creator>
    <dc:creator>Caio Xavier</dc:creator>
    <meta:print-date>2017-06-27T18:38:00</meta:print-date>
    <dc:date>2017-09-19T17:02:27.663252000</dc:date>
    <meta:editing-cycles>2</meta:editing-cycles>
    <meta:generator>LibreOffice/5.4.0.3$Linux_X86_64 LibreOffice_project/40m0$Build-3</meta:generator>
    <meta:document-statistic meta:table-count="0" meta:image-count="0" meta:object-count="0" meta:page-count="1" meta:paragraph-count="5" meta:word-count="320" meta:character-count="2125" meta:non-whitespace-character-count="1810"/>
    <meta:user-defined meta:name="AppVersion">00.0001</meta:user-defined>
    <meta:user-defined meta:name="DocSecurity" meta:value-type="float">0</meta:user-defined>
    <meta:user-defined meta:name="KSOProductBuildVer">1046-10.1.0.5707</meta:user-defined>
    <meta:user-defined meta:name="LinksUpToDate" meta:value-type="boolean">false</meta:user-defined>
    <meta:user-defined meta:name="ScaleCrop" meta:value-type="boolean">false</meta:user-defined>
    <meta:template xlink:type="simple" xlink:actuate="onRequest" xlink:title="Normal" xlink:href=""/>
  </office:meta>
</office:document-meta>
</file>